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89in"/>
    </style:style>
    <style:style style:name="co2" style:family="table-column">
      <style:table-column-properties fo:break-before="auto" style:column-width="7.9047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1.598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font-size-asian="12pt" style:font-size-complex="12pt" style:text-position="26%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 style:text-position="26%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Numéro requête</text:p>
          </table:table-cell>
          <table:table-cell table:style-name="ce1" office:value-type="string" calcext:value-type="string">
            <text:p>Question requête</text:p>
          </table:table-cell>
          <table:table-cell table:style-name="ce1" office:value-type="string" calcext:value-type="string">
            <text:p>Fichier requête</text:p>
          </table:table-cell>
          <table:table-cell table:style-name="ce1" office:value-type="string" calcext:value-type="string">
            <text:p>fonction de la requê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ombre d’actes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q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Pourcentage d’actes adoptés en 1</text:span><text:span text:style-name="T2">ère</text:span><text:span text:style-name="T1"> lecture de codécision </text:span>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q9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3">Pourcentage d’actes adoptés en 2</text:span><text:span text:style-name="T4">ème</text:span><text:span text:style-name="T3"> lecture de codécision</text:span>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q9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<text:span text:style-name="T1">Pourcentage d’actes adoptés en 3</text:span><text:span text:style-name="T2">ème</text:span><text:span text:style-name="T1"> lecture de codécision</text:span>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q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urcentage d’actes adoptés avec procédures autres que codécision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q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urée moyenne (DuréeTotaleDepuisTransCons)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q1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urée moyenne si Vote public au Conseil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q1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rée moyenne sans Vote public au Conseil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q1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urée moyenne si règle vote Unanimité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q1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rée moyenne si règle vote Majorité qualifiée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q1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urée moyenne si vote public et règle majorité qualifiée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q1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urée moyenne si règle majorité qualifiée mais pas de vote public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q1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urée moyenne pour les actes avec au moins un point B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q1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urée moyenne pour les actes avec point B=N et VotePublic=N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q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urée moyenne pour les actes avec point B=Y et VotePublic=Y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q1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mbre moyen d’amendements déposés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q1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mbre moyen d’amendements adoptés</text:p>
          </table:table-cell>
          <table:table-cell office:value-type="string" calcext:value-type="string">
            <text:p>ep_amdt_vote</text:p>
          </table:table-cell>
          <table:table-cell office:value-type="string" calcext:value-type="string">
            <text:p>q1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pport nb amendements adoptés/Déposés</text:p>
          </table:table-cell>
          <table:table-cell office:value-type="string" calcext:value-type="string">
            <text:p>ep_amdt_vote</text:p>
          </table:table-cell>
          <table:table-cell office:value-type="string" calcext:value-type="string">
            <text:p>q1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mbre moyen d’amendements adoptés (Moyenne (EPComAmdtAdopt + EPAmdtAdopt)) avec pointB=N et VotePublic=N</text:p>
          </table:table-cell>
          <table:table-cell office:value-type="string" calcext:value-type="string">
            <text:p>ep_amdt_vote</text:p>
          </table:table-cell>
          <table:table-cell office:value-type="string" calcext:value-type="string">
            <text:p>q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mbre moyen d’amendements adoptés (Moyenne (EPComAmdtAdopt + EPAmdtAdopt)) avec pointB=Y et VotePublic=Y</text:p>
          </table:table-cell>
          <table:table-cell office:value-type="string" calcext:value-type="string">
            <text:p>ep_amdt_vote</text:p>
          </table:table-cell>
          <table:table-cell office:value-type="string" calcext:value-type="string">
            <text:p>q1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mbre d’actes avec plusieurs rapporteurs (RapporteurPE)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q1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yenne votes PE oui</text:p>
          </table:table-cell>
          <table:table-cell office:value-type="string" calcext:value-type="string">
            <text:p>ep_amdt_vote</text:p>
          </table:table-cell>
          <table:table-cell office:value-type="string" calcext:value-type="string">
            <text:p>q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yenne vote PE non</text:p>
          </table:table-cell>
          <table:table-cell office:value-type="string" calcext:value-type="string">
            <text:p>ep_amdt_vote</text:p>
          </table:table-cell>
          <table:table-cell office:value-type="string" calcext:value-type="string">
            <text:p>q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yenne vote PE abstention</text:p>
          </table:table-cell>
          <table:table-cell office:value-type="string" calcext:value-type="string">
            <text:p>ep_amdt_vote</text:p>
          </table:table-cell>
          <table:table-cell office:value-type="string" calcext:value-type="string">
            <text:p>q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yenne vote PE non (EPVotesAgst) avec point B=N et VotePublic=N</text:p>
          </table:table-cell>
          <table:table-cell office:value-type="string" calcext:value-type="string">
            <text:p>ep_amdt_vote</text:p>
          </table:table-cell>
          <table:table-cell office:value-type="string" calcext:value-type="string">
            <text:p>q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yenne vote PE abs (EPVotesAbs) avec point B=N et VotePublic=N</text:p>
          </table:table-cell>
          <table:table-cell office:value-type="string" calcext:value-type="string">
            <text:p>ep_amdt_vote</text:p>
          </table:table-cell>
          <table:table-cell office:value-type="string" calcext:value-type="string">
            <text:p>q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oyenne vote PE abs (EPVotesAbs) avec point B=Y et VotePublic=Y</text:p>
          </table:table-cell>
          <table:table-cell office:value-type="string" calcext:value-type="string">
            <text:p>ep_amdt_vote</text:p>
          </table:table-cell>
          <table:table-cell office:value-type="string" calcext:value-type="string">
            <text:p>q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oyenne vote PE non (EPVotesAgst) avec point B=Y et VotePublic=Y</text:p>
          </table:table-cell>
          <table:table-cell office:value-type="string" calcext:value-type="string">
            <text:p>ep_amdt_vote</text:p>
          </table:table-cell>
          <table:table-cell office:value-type="string" calcext:value-type="string">
            <text:p>q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ourcentage de votes publics (VotePublic=Y) si règle = majorité qualifiée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q1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urcentage de votes « contre » (AdoptCSContre=Y), si règle majorité qualifiée</text:p>
          </table:table-cell>
          <table:table-cell office:value-type="string" calcext:value-type="string">
            <text:p>ep_amdt_vote</text:p>
          </table:table-cell>
          <table:table-cell office:value-type="string" calcext:value-type="string">
            <text:p>q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ourcentage d’abstentions (AdoptCSAbs=Y), si règle majorité qualifiée</text:p>
          </table:table-cell>
          <table:table-cell office:value-type="string" calcext:value-type="string">
            <text:p>ep_amdt_vote</text:p>
          </table:table-cell>
          <table:table-cell office:value-type="string" calcext:value-type="string">
            <text:p>q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urcentage d’abstentions (AdoptCSAbs=Y), règle unanimité</text:p>
          </table:table-cell>
          <table:table-cell office:value-type="string" calcext:value-type="string">
            <text:p>ep_amdt_vote</text:p>
          </table:table-cell>
          <table:table-cell office:value-type="string" calcext:value-type="string">
            <text:p>q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ombre de votes « contre » (AdoptCSContre=Y), règle V avec 1 EM</text:p>
          </table:table-cell>
          <table:table-cell office:value-type="string" calcext:value-type="string">
            <text:p>ep_amdt_vote</text:p>
          </table:table-cell>
          <table:table-cell office:value-type="string" calcext:value-type="string">
            <text:p>q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mbre d’abstentions (AdoptCSAbs=Y), règle V avec 1 EM</text:p>
          </table:table-cell>
          <table:table-cell office:value-type="string" calcext:value-type="string">
            <text:p>ep_amdt_vote</text:p>
          </table:table-cell>
          <table:table-cell office:value-type="string" calcext:value-type="string">
            <text:p>q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ombre de votes « contre » (AdoptCSContre=Y), règle V avec 2 EM</text:p>
          </table:table-cell>
          <table:table-cell office:value-type="string" calcext:value-type="string">
            <text:p>ep_amdt_vote</text:p>
          </table:table-cell>
          <table:table-cell office:value-type="string" calcext:value-type="string">
            <text:p>q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mbre d’abstentions (AdoptCSAbs=Y), règle V avec 2 EM</text:p>
          </table:table-cell>
          <table:table-cell office:value-type="string" calcext:value-type="string">
            <text:p>ep_amdt_vote</text:p>
          </table:table-cell>
          <table:table-cell office:value-type="string" calcext:value-type="string">
            <text:p>q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mbre d’abstentions (AdoptCSAbs=Y), règle V avec 3 EM</text:p>
          </table:table-cell>
          <table:table-cell office:value-type="string" calcext:value-type="string">
            <text:p>ep_amdt_vote</text:p>
          </table:table-cell>
          <table:table-cell office:value-type="string" calcext:value-type="string">
            <text:p>q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mbre de votes « contre » (AdoptCSAbs=Y), règle V avec 3 EM</text:p>
          </table:table-cell>
          <table:table-cell office:value-type="string" calcext:value-type="string">
            <text:p>ep_amdt_vote</text:p>
          </table:table-cell>
          <table:table-cell office:value-type="string" calcext:value-type="string">
            <text:p>q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ourcentage d’actes pour lesquels au moins un point B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q1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mbre de mots total</text:p>
          </table:table-cell>
          <table:table-cell office:value-type="string" calcext:value-type="string">
            <text:p>nb_mots</text:p>
          </table:table-cell>
          <table:table-cell office:value-type="string" calcext:value-type="string">
            <text:p>q13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mbre moyen de mots par acte</text:p>
          </table:table-cell>
          <table:table-cell office:value-type="string" calcext:value-type="string">
            <text:p>nb_mots</text:p>
          </table:table-cell>
          <table:table-cell office:value-type="string" calcext:value-type="string">
            <text:p>q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mbre de Votes « contre » (AdoptCSContre=Y) pour chaque EM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q1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ombre de votes « abstentions » (AdoptCSAbs=Y) pour chaque EM 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q1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ombre de Votes « contre » (AdoptCSContre=Y) pour les actes avec au moins un point B et V</text:p>
          </table:table-cell>
          <table:table-cell office:value-type="string" calcext:value-type="string">
            <text:p>adopt_cs</text:p>
          </table:table-cell>
          <table:table-cell office:value-type="string" calcext:value-type="string">
            <text:p>q1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mbre de Votes « contre » (AdoptCSContre=Y) pour les actes avec au moins un point B et AdoptCSRegleVote=V</text:p>
          </table:table-cell>
          <table:table-cell office:value-type="string" calcext:value-type="string">
            <text:p>adopt_cs</text:p>
          </table:table-cell>
          <table:table-cell office:value-type="string" calcext:value-type="string">
            <text:p>q1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mbre de Votes « contre » (AdoptCSContre=Y) pour les actes avec au moins un point B et AdoptCSRegleVote=U</text:p>
          </table:table-cell>
          <table:table-cell office:value-type="string" calcext:value-type="string">
            <text:p>adopt_cs</text:p>
          </table:table-cell>
          <table:table-cell office:value-type="string" calcext:value-type="string">
            <text:p>q1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ombre de votes « abstention » (AdoptCSAbs=Y) pour les actes avec au moins un point B et AdoptCSRegleVote=V</text:p>
          </table:table-cell>
          <table:table-cell office:value-type="string" calcext:value-type="string">
            <text:p>adopt_cs</text:p>
          </table:table-cell>
          <table:table-cell office:value-type="string" calcext:value-type="string">
            <text:p>q1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mbre de votes « abstention » (AdoptCSAbs=Y) pour les actes avec au moins un point B et AdoptCSRegleVote=U</text:p>
          </table:table-cell>
          <table:table-cell office:value-type="string" calcext:value-type="string">
            <text:p>adopt_cs</text:p>
          </table:table-cell>
          <table:table-cell office:value-type="string" calcext:value-type="string">
            <text:p>q1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mbre d’actes adoptés pour chaque DGProposition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q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% Familles politiques des RespPropos</text:p>
          </table:table-cell>
          <table:table-cell office:value-type="string" calcext:value-type="string">
            <text:p>party_family</text:p>
          </table:table-cell>
          <table:table-cell office:value-type="string" calcext:value-type="string">
            <text:p>q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% Nationalités des RespPropo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q1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% Groupes RapporteurPE</text:p>
          </table:table-cell>
          <table:table-cell office:value-type="string" calcext:value-type="string">
            <text:p>pol_group</text:p>
          </table:table-cell>
          <table:table-cell office:value-type="string" calcext:value-type="string">
            <text:p>q1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% Nationalités RapporteurP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q1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hésion moyenne pour chaque Groupe PE</text:p>
          </table:table-cell>
          <table:table-cell office:value-type="string" calcext:value-type="string">
            <text:p>groupvote</text:p>
          </table:table-cell>
          <table:table-cell office:value-type="string" calcext:value-type="string">
            <text:p>q1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oyenne vote « oui » pour chaque groupe PE</text:p>
          </table:table-cell>
          <table:table-cell office:value-type="string" calcext:value-type="string">
            <text:p>groupvote</text:p>
          </table:table-cell>
          <table:table-cell office:value-type="string" calcext:value-type="string">
            <text:p>q1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oyenne vote « non » pour chaque groupe PE</text:p>
          </table:table-cell>
          <table:table-cell office:value-type="string" calcext:value-type="string">
            <text:p>groupvote</text:p>
          </table:table-cell>
          <table:table-cell office:value-type="string" calcext:value-type="string">
            <text:p>q1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oyenne vote « abstention » pour chaque groupe PE</text:p>
          </table:table-cell>
          <table:table-cell office:value-type="string" calcext:value-type="string">
            <text:p>groupvote</text:p>
          </table:table-cell>
          <table:table-cell office:value-type="string" calcext:value-type="string">
            <text:p>q1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oyenne « present » pour chaque groupe PE</text:p>
          </table:table-cell>
          <table:table-cell office:value-type="string" calcext:value-type="string">
            <text:p>groupvote</text:p>
          </table:table-cell>
          <table:table-cell office:value-type="string" calcext:value-type="string">
            <text:p>q1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oyenne « absent » pour chaque groupe PE</text:p>
          </table:table-cell>
          <table:table-cell office:value-type="string" calcext:value-type="string">
            <text:p>groupvote</text:p>
          </table:table-cell>
          <table:table-cell office:value-type="string" calcext:value-type="string">
            <text:p>q1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oyenne « non voters » pour chaque groupe PE</text:p>
          </table:table-cell>
          <table:table-cell office:value-type="string" calcext:value-type="string">
            <text:p>groupvote</text:p>
          </table:table-cell>
          <table:table-cell office:value-type="string" calcext:value-type="string">
            <text:p>q1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% d’actes pour lesquels avec la majorité</text:p>
          </table:table-cell>
          <table:table-cell office:value-type="string" calcext:value-type="string">
            <text:p>groupvote</text:p>
          </table:table-cell>
          <table:table-cell office:value-type="string" calcext:value-type="string">
            <text:p>q1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ourcentage d’actes avec plusieurs bases juridiques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q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22:43:16.963463837</meta:creation-date>
    <dc:date>2015-05-29T23:10:54.599783494</dc:date>
    <meta:editing-duration>PT16M25S</meta:editing-duration>
    <meta:editing-cycles>5</meta:editing-cycles>
    <meta:generator>LibreOffice/4.2.8.2$Linux_X86_64 LibreOffice_project/420m0$Build-2</meta:generator>
    <meta:document-statistic meta:table-count="1" meta:cell-count="252" meta:object-count="0"/>
  </office:meta>
</office:document-meta>
</file>